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Permission.get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pertyPermission.implies( java . security . Permissio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pertyPermission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pertyPermiss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pertyPermission.newPermission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pertyPermission.PropertyPermission( java . lang . String var0 , java . lang . Stri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